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bdef" officeooo:paragraph-rsid="0015b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7:04:19.621391072</meta:creation-date>
    <dc:date>2020-09-22T17:04:41.99122794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